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text-align="center"/>
    </style:style>
    <style:style style:family="text" style:name="T62">
      <style:text-properties fo:font-size="14pt" fo:language="bg" fo:country="BG" fo:font-weight="bold"/>
    </style:style>
    <style:style style:family="text" style:name="T63">
      <style:text-properties fo:font-size="14pt" fo:language="en" fo:country="GB" fo:font-weight="bold"/>
    </style:style>
    <style:style style:family="text" style:name="T64">
      <style:text-properties fo:font-size="14pt" fo:language="bg" fo:country="BG" fo:font-weight="bold"/>
    </style:style>
    <style:style style:family="text" style:name="T65">
      <style:text-properties fo:font-size="14pt" fo:font-weight="bold"/>
    </style:style>
    <style:style style:family="paragraph" style:name="P35">
      <style:text-properties/>
      <style:paragraph-properties fo:text-align="center"/>
    </style:style>
    <style:style style:family="text" style:name="T66">
      <style:text-properties fo:font-size="14pt" fo:language="bg" fo:country="BG" fo:font-weight="bold"/>
    </style:style>
    <style:style style:family="text" style:name="T67">
      <style:text-properties fo:font-size="14pt" fo:language="bg" fo:country="BG" fo:font-weight="bold"/>
    </style:style>
    <style:style style:family="paragraph" style:name="P36">
      <style:text-properties/>
      <style:paragraph-properties fo:text-align="left"/>
    </style:style>
    <style:style style:family="paragraph" style:name="P37">
      <style:text-properties/>
      <style:paragraph-properties fo:text-align="left"/>
    </style:style>
    <style:style style:family="text" style:name="T68">
      <style:text-properties fo:font-size="14pt" fo:language="bg" fo:country="BG" fo:font-weight="bold"/>
    </style:style>
    <style:style style:parent-style-name="656" style:family="text" style:name="T69">
      <style:text-properties fo:font-size="14pt" fo:language="bg" fo:country="BG" fo:font-weight="bold"/>
    </style:style>
    <style:style style:family="paragraph" style:name="P38">
      <style:text-properties/>
      <style:paragraph-properties fo:text-align="left"/>
    </style:style>
    <style:style style:family="paragraph" style:name="P39">
      <style:text-properties/>
      <style:paragraph-properties fo:text-align="left"/>
    </style:style>
    <style:style style:family="text" style:name="T70">
      <style:text-properties fo:font-size="14pt" fo:language="bg" fo:country="BG" fo:font-weight="bold"/>
    </style:style>
    <style:style style:family="text" style:name="T71">
      <style:text-properties fo:font-size="14pt" fo:language="en" fo:country="GB" fo:font-weight="bold"/>
    </style:style>
    <style:style style:family="text" style:name="T72">
      <style:text-properties fo:font-size="14pt" fo:language="bg" fo:country="BG" fo:font-weight="bold"/>
    </style:style>
    <style:style style:parent-style-name="656" style:family="text" style:name="T73">
      <style:text-properties fo:font-size="14pt" fo:language="bg" fo:country="BG" fo:font-weight="bold"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 fo:language="en" fo:country="GB"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 fo:language="bg" fo:country="BG"/>
    </style:style>
    <style:style style:family="text" style:name="T80">
      <style:text-properties/>
    </style:style>
    <style:style style:family="text" style:name="T81">
      <style:text-properties/>
    </style:style>
    <style:style style:family="paragraph" style:name="P40">
      <style:text-properties/>
      <style:paragraph-properties fo:text-align="left"/>
    </style:style>
    <style:style style:family="paragraph" style:name="P41">
      <style:text-properties/>
      <style:paragraph-properties fo:text-align="left"/>
    </style:style>
    <style:style style:family="text" style:name="T82">
      <style:text-properties fo:font-size="14pt" fo:language="bg" fo:country="BG" fo:font-weight="bold"/>
    </style:style>
    <style:style style:family="text" style:name="T83">
      <style:text-properties fo:font-size="14pt" fo:language="bg" fo:country="BG" fo:font-weight="bold"/>
    </style:style>
    <style:style style:parent-style-name="656" style:family="text" style:name="T84">
      <style:text-properties fo:font-size="14pt" fo:language="bg" fo:country="BG" fo:font-weight="bold"/>
    </style:style>
    <style:style style:family="text" style:name="T85">
      <style:text-properties/>
    </style:style>
    <style:style style:family="text" style:name="T86">
      <style:text-properties/>
    </style:style>
    <style:style style:family="paragraph" style:name="P42">
      <style:text-properties/>
      <style:paragraph-properties fo:text-align="left"/>
    </style:style>
    <style:style style:family="text" style:name="T87">
      <style:text-properties/>
    </style:style>
    <style:style style:family="paragraph" style:name="P43">
      <style:text-properties/>
      <style:paragraph-properties fo:text-align="left"/>
    </style:style>
    <style:style style:family="text" style:name="T88">
      <style:text-properties/>
    </style:style>
    <style:style style:family="text" style:name="T89">
      <style:text-properties/>
    </style:style>
  </office:automatic-styles>
  <office:body>
    <office:text text:use-soft-page-breaks="true">
      <text:p text:style-name="P34"><text:span text:style-name="T62">Упр. </text:span><text:span text:style-name="T63">2</text:span><text:span text:style-name="T64"> – Въведение и настройка на работната среда</text:span><text:span text:style-name="T65"/><text:span/></text:p>
      <text:p text:style-name="P35"><text:span text:style-name="T66">==========================================================</text:span><text:span text:style-name="T67"/><text:span/></text:p>
      <text:p text:style-name="P36"><text:span/><text:span/></text:p>
      <text:p text:style-name="P37"><text:span text:style-name="T68">Документация на платката: </text:span><text:a xlink:href="https://files.seeedstudio.com/wiki/Grove-Beginner-Kit-For-Arduino/res/Grove-Beginner-Kit-For-ArduinoPDF.pdf" xlink:type="simple"><text:span text:style-name="T69">https://files.seeedstudio.com/wiki/Grove-Beginner-Kit-For-Arduino/res/Grove-Beginner-Kit-For-ArduinoPDF.pdf</text:span></text:a><text:span/><text:span/></text:p>
      <text:p text:style-name="P38"><text:span/><text:span/></text:p>
      <text:p text:style-name="P39"><text:span text:style-name="T70">Документация на </text:span><text:span text:style-name="T71">arduino</text:span><text:span text:style-name="T72">: </text:span><text:a xlink:href="https://www.arduino.cc/reference/en/" xlink:type="simple"><text:span text:style-name="T73">https://www.arduino.cc/reference/en/</text:span></text:a><text:span text:style-name="T74"/><text:span text:style-name="T75"/><text:span text:style-name="T76"/><text:span text:style-name="T77"/><text:span text:style-name="T78"/><text:span text:style-name="T79"/><text:span text:style-name="T80"/><text:span text:style-name="T81"/></text:p>
      <text:p text:style-name="P40"><text:span/><text:span/></text:p>
      <text:p text:style-name="P41"><text:span text:style-name="T82">Схема и пинове</text:span><text:span text:style-name="T83">: </text:span><text:a xlink:href="https://files.seeedstudio.com/wiki/Grove-Beginner-Kit-For-Arduino/res/Grove-Beginner-Kit-for-Arduino-SCH-PCB.zip" xlink:type="simple"><text:span text:style-name="T84">https://files.seeedstudio.com/wiki/Grove-Beginner-Kit-For-Arduino/res/Grove-Beginner-Kit-for-Arduino-SCH-PCB.zip</text:span></text:a><text:span text:style-name="T85"/><text:span text:style-name="T86"/></text:p>
      <text:p text:style-name="P42"><text:span text:style-name="T87"/><text:span/><text:span/></text:p>
      <text:p text:style-name="P43"><text:span text:style-name="T88"/><text:span text:style-name="T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0">
      <style:text-properties fo:font-size="10pt"/>
      <style:paragraph-properties/>
    </style:style>
    <style:style style:display-name="DStyle_text" style:family="text" style:name="621">
      <style:paragraph-properties/>
    </style:style>
    <style:style style:parent-style-name="620" style:display-name="Heading 1" style:family="paragraph" style:name="622">
      <style:text-properties fo:font-family="Arial" style:font-family-complex="Arial" fo:font-size="20pt"/>
      <style:paragraph-properties fo:margin-top="24pt" fo:margin-bottom="10pt"/>
    </style:style>
    <style:style style:parent-style-name="620" style:display-name="Heading 1 Char" style:family="text" style:name="623">
      <style:text-properties fo:font-family="Arial" style:font-family-complex="Arial" fo:font-size="20pt"/>
      <style:paragraph-properties/>
    </style:style>
    <style:style style:parent-style-name="620" style:display-name="Heading 2" style:family="paragraph" style:name="624">
      <style:text-properties fo:font-family="Arial" style:font-family-complex="Arial" fo:font-size="17pt"/>
      <style:paragraph-properties fo:margin-top="18pt" fo:margin-bottom="10pt"/>
    </style:style>
    <style:style style:parent-style-name="620" style:display-name="Heading 2 Char" style:family="text" style:name="625">
      <style:text-properties fo:font-family="Arial" style:font-family-complex="Arial" fo:font-size="17pt"/>
      <style:paragraph-properties/>
    </style:style>
    <style:style style:parent-style-name="620" style:display-name="Heading 3" style:family="paragraph" style:name="626">
      <style:text-properties fo:font-family="Arial" style:font-family-complex="Arial" fo:font-size="15pt"/>
      <style:paragraph-properties fo:margin-top="16pt" fo:margin-bottom="10pt"/>
    </style:style>
    <style:style style:parent-style-name="620" style:display-name="Heading 3 Char" style:family="text" style:name="627">
      <style:text-properties fo:font-family="Arial" style:font-family-complex="Arial" fo:font-size="15pt"/>
      <style:paragraph-properties/>
    </style:style>
    <style:style style:parent-style-name="620" style:display-name="Heading 4" style:family="paragraph" style:name="628">
      <style:text-properties fo:font-family="Arial" style:font-family-complex="Arial" fo:font-size="13pt" fo:font-weight="bold"/>
      <style:paragraph-properties fo:margin-top="16pt" fo:margin-bottom="10pt"/>
    </style:style>
    <style:style style:parent-style-name="620" style:display-name="Heading 4 Char" style:family="text" style:name="629">
      <style:text-properties fo:font-family="Arial" style:font-family-complex="Arial" fo:font-size="13pt" fo:font-weight="bold"/>
      <style:paragraph-properties/>
    </style:style>
    <style:style style:parent-style-name="620" style:display-name="Heading 5" style:family="paragraph" style:name="630">
      <style:text-properties fo:font-family="Arial" style:font-family-complex="Arial" fo:font-size="12pt" fo:font-weight="bold"/>
      <style:paragraph-properties fo:margin-top="16pt" fo:margin-bottom="10pt"/>
    </style:style>
    <style:style style:parent-style-name="620" style:display-name="Heading 5 Char" style:family="text" style:name="631">
      <style:text-properties fo:font-family="Arial" style:font-family-complex="Arial" fo:font-size="12pt" fo:font-weight="bold"/>
      <style:paragraph-properties/>
    </style:style>
    <style:style style:parent-style-name="620" style:display-name="Heading 6" style:family="paragraph" style:name="632">
      <style:text-properties fo:font-family="Arial" style:font-family-complex="Arial" fo:font-size="11pt" fo:font-weight="bold"/>
      <style:paragraph-properties fo:margin-top="16pt" fo:margin-bottom="10pt"/>
    </style:style>
    <style:style style:parent-style-name="620" style:display-name="Heading 6 Char" style:family="text" style:name="633">
      <style:text-properties fo:font-family="Arial" style:font-family-complex="Arial" fo:font-size="11pt" fo:font-weight="bold"/>
      <style:paragraph-properties/>
    </style:style>
    <style:style style:parent-style-name="620" style:display-name="Heading 7" style:family="paragraph" style:name="63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0" style:display-name="Heading 7 Char" style:family="text" style:name="635">
      <style:text-properties fo:font-family="Arial" style:font-family-complex="Arial" fo:font-size="11pt" fo:font-style="italic" fo:font-weight="bold"/>
      <style:paragraph-properties/>
    </style:style>
    <style:style style:parent-style-name="620" style:display-name="Heading 8" style:family="paragraph" style:name="636">
      <style:text-properties fo:font-family="Arial" style:font-family-complex="Arial" fo:font-size="11pt" fo:font-style="italic"/>
      <style:paragraph-properties fo:margin-top="16pt" fo:margin-bottom="10pt"/>
    </style:style>
    <style:style style:parent-style-name="620" style:display-name="Heading 8 Char" style:family="text" style:name="637">
      <style:text-properties fo:font-family="Arial" style:font-family-complex="Arial" fo:font-size="11pt" fo:font-style="italic"/>
      <style:paragraph-properties/>
    </style:style>
    <style:style style:parent-style-name="620" style:display-name="Heading 9" style:family="paragraph" style:name="63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0" style:display-name="Heading 9 Char" style:family="text" style:name="639">
      <style:text-properties fo:font-family="Arial" style:font-family-complex="Arial" fo:font-size="10.5pt" fo:font-style="italic"/>
      <style:paragraph-properties/>
    </style:style>
    <style:style style:parent-style-name="620" style:display-name="List Paragraph" style:family="paragraph" style:name="640">
      <style:paragraph-properties fo:margin-left="1.27cm" fo:margin-right="0cm" fo:text-indent="0cm"/>
    </style:style>
    <style:style style:parent-style-name="620" style:display-name="No Spacing" style:family="paragraph" style:name="641">
      <style:paragraph-properties fo:line-height="100%" fo:margin-top="0pt" fo:margin-bottom="0pt"/>
    </style:style>
    <style:style style:parent-style-name="620" style:display-name="Title" style:family="paragraph" style:name="642">
      <style:text-properties fo:font-size="24pt"/>
      <style:paragraph-properties fo:margin-top="15pt" fo:margin-bottom="10pt"/>
    </style:style>
    <style:style style:parent-style-name="620" style:display-name="Title Char" style:family="text" style:name="643">
      <style:text-properties fo:font-size="24pt"/>
      <style:paragraph-properties/>
    </style:style>
    <style:style style:parent-style-name="620" style:display-name="Subtitle" style:family="paragraph" style:name="644">
      <style:text-properties fo:font-size="12pt"/>
      <style:paragraph-properties fo:margin-top="10pt" fo:margin-bottom="10pt"/>
    </style:style>
    <style:style style:parent-style-name="620" style:display-name="Subtitle Char" style:family="text" style:name="645">
      <style:text-properties fo:font-size="12pt"/>
      <style:paragraph-properties/>
    </style:style>
    <style:style style:parent-style-name="620" style:display-name="Quote" style:family="paragraph" style:name="646">
      <style:text-properties fo:font-style="italic"/>
      <style:paragraph-properties fo:margin-left="1.27cm" fo:margin-right="1.27cm" fo:text-indent="0cm"/>
    </style:style>
    <style:style style:parent-style-name="620" style:display-name="Quote Char" style:family="text" style:name="647">
      <style:text-properties fo:font-style="italic"/>
      <style:paragraph-properties/>
    </style:style>
    <style:style style:parent-style-name="620" style:display-name="Intense Quote" style:family="paragraph" style:name="64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0" style:display-name="Intense Quote Char" style:family="text" style:name="649">
      <style:text-properties fo:font-style="italic"/>
      <style:paragraph-properties/>
    </style:style>
    <style:style style:parent-style-name="620" style:display-name="Head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0" style:display-name="Header Char" style:family="text" style:name="651">
      <style:paragraph-properties/>
    </style:style>
    <style:style style:parent-style-name="620" style:display-name="Foot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0" style:display-name="Footer Char" style:family="text" style:name="653">
      <style:paragraph-properties/>
    </style:style>
    <style:style style:parent-style-name="620" style:display-name="Caption" style:family="paragraph" style:name="654">
      <style:text-properties fo:color="#4f81bd" fo:font-size="9pt" fo:font-weight="bold"/>
      <style:paragraph-properties fo:line-height="115%"/>
    </style:style>
    <style:style style:parent-style-name="620" style:display-name="Caption Char" style:family="text" style:name="655">
      <style:paragraph-properties/>
    </style:style>
    <style:style style:parent-style-name="620" style:display-name="Hyperlink" style:family="text" style:name="656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0" style:display-name="Internet link" style:family="text" style:name="65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footnote text" style:family="paragraph" style:name="658">
      <style:text-properties fo:font-size="9pt"/>
      <style:paragraph-properties fo:line-height="100%" fo:margin-bottom="2pt"/>
    </style:style>
    <style:style style:parent-style-name="620" style:display-name="Footnote Text Char" style:family="text" style:name="659">
      <style:text-properties fo:font-size="9pt"/>
      <style:paragraph-properties/>
    </style:style>
    <style:style style:parent-style-name="620" style:display-name="footnote reference" style:family="text" style:name="660">
      <style:text-properties style:text-position="super 58%"/>
      <style:paragraph-properties/>
    </style:style>
    <style:style style:parent-style-name="620" style:display-name="endnote text" style:family="paragraph" style:name="661">
      <style:text-properties fo:font-size="10pt"/>
      <style:paragraph-properties fo:line-height="100%" fo:margin-bottom="0pt"/>
    </style:style>
    <style:style style:parent-style-name="620" style:display-name="Endnote Text Char" style:family="text" style:name="662">
      <style:text-properties fo:font-size="10pt"/>
      <style:paragraph-properties/>
    </style:style>
    <style:style style:parent-style-name="620" style:display-name="endnote reference" style:family="text" style:name="663">
      <style:text-properties style:text-position="super 58%"/>
      <style:paragraph-properties/>
    </style:style>
    <style:style style:parent-style-name="620" style:display-name="toc 1" style:family="paragraph" style:name="664">
      <style:paragraph-properties fo:margin-left="0cm" fo:margin-right="0cm" fo:text-indent="0cm" fo:margin-bottom="2.85pt"/>
    </style:style>
    <style:style style:parent-style-name="620" style:display-name="toc 2" style:family="paragraph" style:name="665">
      <style:paragraph-properties fo:margin-left="0.4992cm" fo:margin-right="0cm" fo:text-indent="0cm" fo:margin-bottom="2.85pt"/>
    </style:style>
    <style:style style:parent-style-name="620" style:display-name="toc 3" style:family="paragraph" style:name="666">
      <style:paragraph-properties fo:margin-left="1cm" fo:margin-right="0cm" fo:text-indent="0cm" fo:margin-bottom="2.85pt"/>
    </style:style>
    <style:style style:parent-style-name="620" style:display-name="toc 4" style:family="paragraph" style:name="667">
      <style:paragraph-properties fo:margin-left="1.499cm" fo:margin-right="0cm" fo:text-indent="0cm" fo:margin-bottom="2.85pt"/>
    </style:style>
    <style:style style:parent-style-name="620" style:display-name="toc 5" style:family="paragraph" style:name="668">
      <style:paragraph-properties fo:margin-left="2cm" fo:margin-right="0cm" fo:text-indent="0cm" fo:margin-bottom="2.85pt"/>
    </style:style>
    <style:style style:parent-style-name="620" style:display-name="toc 6" style:family="paragraph" style:name="669">
      <style:paragraph-properties fo:margin-left="2.5cm" fo:margin-right="0cm" fo:text-indent="0cm" fo:margin-bottom="2.85pt"/>
    </style:style>
    <style:style style:parent-style-name="620" style:display-name="toc 7" style:family="paragraph" style:name="670">
      <style:paragraph-properties fo:margin-left="3.001cm" fo:margin-right="0cm" fo:text-indent="0cm" fo:margin-bottom="2.85pt"/>
    </style:style>
    <style:style style:parent-style-name="620" style:display-name="toc 8" style:family="paragraph" style:name="671">
      <style:paragraph-properties fo:margin-left="3.5cm" fo:margin-right="0cm" fo:text-indent="0cm" fo:margin-bottom="2.85pt"/>
    </style:style>
    <style:style style:parent-style-name="620" style:display-name="toc 9" style:family="paragraph" style:name="672">
      <style:paragraph-properties fo:margin-left="4.001cm" fo:margin-right="0cm" fo:text-indent="0cm" fo:margin-bottom="2.85pt"/>
    </style:style>
    <style:style style:parent-style-name="620" style:display-name="TOC Heading" style:family="paragraph" style:name="673">
      <style:paragraph-properties/>
    </style:style>
    <style:style style:parent-style-name="620" style:display-name="table of figures" style:family="paragraph" style:name="674">
      <style:paragraph-properties fo:margin-bottom="0pt"/>
    </style:style>
    <style:style style:class="default" style:display-name="Default Paragraph Font" style:family="text" style:name="675">
      <style:paragraph-properties/>
    </style:style>
    <style:style style:class="default" style:display-name="Normal" style:family="paragraph" style:name="676">
      <style:paragraph-properties/>
    </style:style>
    <style:style style:parent-style-name="676" style:display-name="T1" style:family="text" style:name="677">
      <style:paragraph-properties/>
    </style:style>
    <style:style style:parent-style-name="676" style:display-name="T2" style:family="text" style:name="678">
      <style:paragraph-properties/>
    </style:style>
    <style:style style:parent-style-name="676" style:display-name="T3" style:family="text" style:name="679">
      <style:paragraph-properties/>
    </style:style>
    <style:style style:parent-style-name="676" style:display-name="T4" style:family="text" style:name="680">
      <style:paragraph-properties/>
    </style:style>
    <style:style style:parent-style-name="676" style:display-name="T5" style:family="text" style:name="681">
      <style:paragraph-properties/>
    </style:style>
    <style:style style:parent-style-name="676" style:display-name="T6" style:family="text" style:name="682">
      <style:paragraph-properties/>
    </style:style>
    <style:style style:parent-style-name="676" style:display-name="T7" style:family="text" style:name="683">
      <style:paragraph-properties/>
    </style:style>
    <style:style style:parent-style-name="676" style:display-name="T8" style:family="text" style:name="684">
      <style:paragraph-properties/>
    </style:style>
    <style:style style:parent-style-name="676" style:display-name="T9" style:family="text" style:name="685">
      <style:paragraph-properties/>
    </style:style>
    <style:style style:parent-style-name="676" style:display-name="T10" style:family="text" style:name="686">
      <style:paragraph-properties/>
    </style:style>
    <style:style style:parent-style-name="676" style:display-name="T11" style:family="text" style:name="687">
      <style:paragraph-properties/>
    </style:style>
    <style:style style:parent-style-name="676" style:display-name="T12" style:family="text" style:name="688">
      <style:paragraph-properties/>
    </style:style>
    <style:style style:parent-style-name="676" style:display-name="T13" style:family="text" style:name="689">
      <style:paragraph-properties/>
    </style:style>
    <style:style style:parent-style-name="676" style:display-name="T14" style:family="text" style:name="690">
      <style:paragraph-properties/>
    </style:style>
    <style:style style:parent-style-name="676" style:display-name="T15" style:family="text" style:name="691">
      <style:paragraph-properties/>
    </style:style>
    <style:style style:parent-style-name="676" style:display-name="T16" style:family="text" style:name="692">
      <style:paragraph-properties/>
    </style:style>
    <style:style style:parent-style-name="676" style:display-name="T17" style:family="text" style:name="693">
      <style:paragraph-properties/>
    </style:style>
    <style:style style:parent-style-name="676" style:display-name="T18" style:family="text" style:name="69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